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08d99"/>
    </style:style>
    <style:style style:name="P2" style:family="paragraph" style:parent-style-name="Standard">
      <style:text-properties officeooo:rsid="00008d99" officeooo:paragraph-rsid="00008d99"/>
    </style:style>
    <style:style style:name="P3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Arrays and functions</text:p>
      <text:p text:style-name="Preformatted_20_Text"/>
      <text:p text:style-name="Preformatted_20_Text">1) Write a program,</text:p>
      <text:p text:style-name="Preformatted_20_Text"><text:s text:c="4"/>a. Where a function adds all the elements in an array. </text:p>
      <text:p text:style-name="Preformatted_20_Text"><text:s text:c="4"/>b. The function should display the sum of elements.</text:p>
      <text:p text:style-name="P3"><text:s text:c="4"/>c. Make 2 function calls with array elements- (1, 2, 3) and (4, 5, 6).</text:p>
      <text:p text:style-name="Standard"/>
      <text:p text:style-name="Standard">god@god:~$ cd Desktop</text:p>
      <text:p text:style-name="Standard">god@god:~/Desktop$ gedit assignment4_10.sh</text:p>
      <text:p text:style-name="Standard">^C</text:p>
      <text:p text:style-name="Standard">god@god:~/Desktop$ chmod +x assignment4_10.sh</text:p>
      <text:p text:style-name="Standard">god@god:~/Desktop$ ./assignment4_10.sh</text:p>
      <text:p text:style-name="Standard">1</text:p>
      <text:p text:style-name="Standard">3</text:p>
      <text:p text:style-name="Standard">6</text:p>
      <text:p text:style-name="Standard">The sum of the elements in array 1 2 3 is 6</text:p>
      <text:p text:style-name="Standard">4</text:p>
      <text:p text:style-name="Standard">9</text:p>
      <text:p text:style-name="Standard">15</text:p>
      <text:p text:style-name="Standard">The sum of the elements in array 4 5 6 is 15</text:p>
      <text:p text:style-name="P1"><text:a xlink:type="simple" xlink:href="mailto:god@god" text:style-name="Internet_20_link" text:visited-style-name="Visited_20_Internet_20_Link">god@god</text:a>:~/Desktop$</text:p>
      <text:p text:style-name="P1"/>
      <text:p text:style-name="P2">THE CONTENTS IN THE FILE “ assignment4_10.sh”</text:p>
      <text:p text:style-name="P1"/>
      <text:p text:style-name="P1">#!/usr/bin/env bash</text:p>
      <text:p text:style-name="P1"/>
      <text:p text:style-name="P1">add()</text:p>
      <text:p text:style-name="P1">{</text:p>
      <text:p text:style-name="P1">sum=0;</text:p>
      <text:p text:style-name="P1">i=0;</text:p>
      <text:p text:style-name="P1">array=($@)</text:p>
      <text:p text:style-name="P1">length=${#array[@]}</text:p>
      <text:p text:style-name="P1"/>
      <text:p text:style-name="P1">for (( i=0;i&lt;length;i++ ))</text:p>
      <text:p text:style-name="P1">do</text:p>
      <text:p text:style-name="P1">sum=$[$sum + ${array[i]}]</text:p>
      <text:p text:style-name="P1">echo $sum</text:p>
      <text:p text:style-name="P1">done</text:p>
      <text:p text:style-name="P1"/>
      <text:p text:style-name="P1">echo "The sum of the elements in array ${array[@]} is $sum"</text:p>
      <text:p text:style-name="P1">}</text:p>
      <text:p text:style-name="P1"/>
      <text:p text:style-name="P1">arr=( 1 2 3 )</text:p>
      <text:p text:style-name="P1">add ${arr[@]}</text:p>
      <text:p text:style-name="P1">arr=( 4 5 6 )</text:p>
      <text:p text:style-name="P1">add ${arr[@]}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7:52:32.122630957</meta:creation-date>
    <dc:date>2023-10-05T20:11:50.716168577</dc:date>
    <meta:editing-duration>PT1M35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38" meta:word-count="138" meta:character-count="775" meta:non-whitespace-character-count="661"/>
  </office:meta>
</office:document-meta>
</file>